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3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4" style:family="text">
      <style:text-properties style:font-name="Arial" fo:letter-spacing="0.0138in" style:text-underline-style="none" fo:font-weight="bold" style:font-weight-asian="bold"/>
    </style:style>
    <style:style style:name="T1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language="en" fo:country="US" fo:background-color="transparen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sub 58%"/>
    </style:style>
    <style:style style:name="T29" style:family="text">
      <style:text-properties style:text-position="sub 58%" fo:language="en" fo:country="US"/>
    </style:style>
    <style:style style:name="T30" style:family="text">
      <style:text-properties style:text-position="sub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32" style:family="text">
      <style:text-properties style:text-position="sub 58%" fo:language="en" fo:country="US" fo:font-style="normal" style:font-style-asian="normal" style:font-style-complex="normal"/>
    </style:style>
    <style:style style:name="T33" style:family="text">
      <style:text-properties style:text-position="sub 58%" fo:language="en" fo:country="US" style:text-underline-style="none" fo:font-weight="bold" style:font-weight-asian="bold" style:font-weight-complex="bold"/>
    </style:style>
    <style:style style:name="T34" style:family="text">
      <style:text-properties style:text-position="sub 58%" fo:language="ru" fo:country="RU" fo:font-style="normal" style:font-style-asian="normal" style:font-style-complex="normal"/>
    </style:style>
    <style:style style:name="T35" style:family="text">
      <style:text-properties style:text-position="sub 58%" fo:font-style="italic" style:font-style-asian="italic" style:font-style-complex="italic"/>
    </style:style>
    <style:style style:name="T36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style:font-name-complex="Arial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position="0% 100%" fo:language="en" fo:country="US" fo:font-style="normal" style:font-style-asian="normal" style:font-style-complex="normal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3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4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5" style:family="text">
      <style:text-properties style:text-position="0% 100%" style:font-name="Times New Roman1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6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47" style:family="text">
      <style:text-properties fo:font-size="10pt" style:font-size-asian="10pt" style:language-asian="zh" style:country-asian="TW" style:font-size-complex="10pt"/>
    </style:style>
    <style:style style:name="T48" style:family="text">
      <style:text-properties style:font-name="Symbol" fo:language="en" fo:country="US" style:font-name-complex="Symbol"/>
    </style:style>
    <style:style style:name="T49" style:family="text">
      <style:text-properties style:text-position="super 58%" fo:font-style="italic" style:font-style-asian="italic" style:font-style-complex="italic"/>
    </style:style>
    <style:style style:name="T50" style:family="text">
      <style:text-properties fo:language="en" fo:country="none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Графический объект1" text:anchor-type="char" svg:x="-0.5862in" svg:y="-0.2366in" svg:width="7.8661in" svg:height="1.3047in" draw:z-index="0"><draw:image xlink:href="Pictures/20000367000675C0000113207151B783.wmf" xlink:type="simple" xlink:show="embed" xlink:actuate="onLoad"/></draw:frame></text:p>
      <text:p text:style-name="P39">CALIBRATION CERTIFICATE</text:p>
      <text:p text:style-name="P20"/>
      <text:p text:style-name="P37"><text:span text:style-name="T7">Type:</text:span><text:span text:style-name="T8"> </text:span><text:span text:style-name="T9">Personal dosimeter AT2503A</text:span><text:span text:style-name="T10"><text:tab/></text:span><text:span text:style-name="T7">Date of calibration</text:span><text:span text:style-name="T5">: </text:span><text:span text:style-name="T6"><text:s/></text:span><text:span text:style-name="T9">$date</text:span></text:p>
      <text:p text:style-name="P4"/>
      <text:p text:style-name="P6">з/н: <text:span text:style-name="T39"><text:s/></text:span><text:span text:style-name="T27">$</text:span><text:span text:style-name="T18">allSerial </text:span></text:p>
      <text:p text:style-name="P9"/>
      <text:p text:style-name="P8">Measurement limits:</text:p>
      <text:p text:style-name="P7"><text:span text:style-name="T20">0.1 </text:span><text:span text:style-name="T21"></text:span><text:span text:style-name="T20">Sv/h – 0.1 Sv/h</text:span></text:p>
      <text:p text:style-name="P10"/>
      <text:p text:style-name="P8">Measurement error:</text:p>
      <text:p text:style-name="P5"><text:span text:style-name="T11">±</text:span><text:span text:style-name="T12">(</text:span><text:span text:style-name="T11">15</text:span><text:span text:style-name="T12">+</text:span><text:span text:style-name="T15">0</text:span><text:span text:style-name="T12">,</text:span><text:span text:style-name="T44">015</text:span><text:span text:style-name="T42">/</text:span><text:span text:style-name="T43">Ḣ</text:span><text:span text:style-name="T36">p</text:span><text:span text:style-name="T12">(10)+</text:span><text:span text:style-name="T15">0,005</text:span><text:span text:style-name="T46">·</text:span><text:span text:style-name="T13">Ḣ</text:span><text:span text:style-name="T36">p</text:span><text:span text:style-name="T12">(10)</text:span><text:span text:style-name="T15">)</text:span><text:span text:style-name="T11">%</text:span><text:span text:style-name="T14">, </text:span><text:span text:style-name="T19">H</text:span><text:span text:style-name="T31">р</text:span><text:span text:style-name="T3">(10)</text:span><text:span text:style-name="T4"> - individual equivalent dose rate, mSv/h</text:span></text:p>
      <text:p text:style-name="P5"/>
      <text:p text:style-name="P8">Operating conditions:</text:p>
      <text:list xml:id="list4895741291977576535" text:style-name="L1">
        <text:list-item>
          <text:p text:style-name="P50"><text:span text:style-name="T23">Air temperature<text:tab/></text:span><text:span text:style-name="T38"><text:tab/><text:tab/><text:tab/>+</text:span><text:span text:style-name="T23">$temp</text:span><text:span text:style-name="T38"> °</text:span><text:span text:style-name="T23">C</text:span></text:p>
        </text:list-item>
        <text:list-item>
          <text:p text:style-name="P51">Atmospheric pressure<text:tab/><text:tab/><text:tab/>98,5 kPa</text:p>
        </text:list-item>
        <text:list-item>
          <text:p text:style-name="P51">Relative humidity<text:tab/><text:tab/><text:tab/><text:tab/>$vlag %</text:p>
        </text:list-item>
        <text:list-item>
          <text:p text:style-name="P52">Gamma radiation background<text:tab/><text:tab/>$bground <text:s/>nSv/h</text:p>
        </text:list-item>
      </text:list>
      <text:p text:style-name="Standard"><text:span text:style-name="Знак_20_примечания"/></text:p>
      <text:p text:style-name="P40"><text:span text:style-name="Знак_20_примечания"><text:span text:style-name="T47">$facility_13+11eng;</text:span></text:span></text:p>
      <text:p text:style-name="P40"><text:span text:style-name="Знак_20_примечания"><text:span text:style-name="T47"/></text:span></text:p>
      <text:p text:style-name="P21"><text:span text:style-name="T1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2503A </text:span><text:span text:style-name="T16">(</text:span><text:span text:style-name="T48"></text:span><text:span text:style-name="T1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1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4">---</text:p>
          </table:table-cell>
        </table:table-row>
        <table:table-row>
          <table:table-cell table:style-name="t1.A3" office:value-type="string">
            <text:p text:style-name="P12">0.80 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25">33.8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25">15</text:span></text:p>
          </table:table-cell>
        </table:table-row>
        <table:table-row>
          <table:table-cell table:style-name="t1.A6" office:value-type="string">
            <text:p text:style-name="P12">80<text:span text:style-name="T25">.</text:span>0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2">±<text:span text:style-name="T25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2">AT2503A </text:span><text:span text:style-name="T16">(</text:span><text:span text:style-name="T48"></text:span><text:span text:style-name="T1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mSv/h</text:p>
          </table:table-cell>
          <table:table-cell table:style-name="s1.B4" office:value-type="string">
            <text:p text:style-name="P13">$1-n2</text:p>
          </table:table-cell>
          <table:table-cell table:style-name="s1.B4" office:value-type="string">
            <text:p text:style-name="P19"><text:s text:c="2"/>$1-d2 <text:s/></text:p>
            <text:p text:style-name="P15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25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41"><text:span text:style-name="T2">AT2503A </text:span><text:span text:style-name="T16">(</text:span><text:span text:style-name="T48"></text:span><text:span text:style-name="T1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2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2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4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5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5">15</text:span></text:p>
          </table:table-cell>
        </table:table-row>
        <table:table-row>
          <table:table-cell table:style-name="t2.A6" office:value-type="string">
            <text:p text:style-name="P12">80<text:span text:style-name="T25">.</text:span>0 mSv/h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<text:span text:style-name="T25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41"><text:span text:style-name="T2">AT2503A </text:span><text:span text:style-name="T16">(</text:span><text:span text:style-name="T48"></text:span><text:span text:style-name="T1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mSv/h</text:p>
          </table:table-cell>
          <table:table-cell table:style-name="s2.B4" office:value-type="string">
            <text:p text:style-name="P13">$2-n2</text:p>
          </table:table-cell>
          <table:table-cell table:style-name="s2.B4" office:value-type="string">
            <text:p text:style-name="P19"><text:s text:c="2"/>$2-d2 <text:s/></text:p>
            <text:p text:style-name="P15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25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2503A </text:span><text:span text:style-name="T16">(</text:span><text:span text:style-name="T48"></text:span><text:span text:style-name="T1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3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3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3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3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3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4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5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5">15</text:span></text:p>
          </table:table-cell>
        </table:table-row>
        <table:table-row>
          <table:table-cell table:style-name="t3.A6" office:value-type="string">
            <text:p text:style-name="P12">80<text:span text:style-name="T25">.</text:span>0 mSv/h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<text:span text:style-name="T25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2503A </text:span><text:span text:style-name="T16">(</text:span><text:span text:style-name="T48"></text:span><text:span text:style-name="T16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3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3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mSv/h</text:p>
          </table:table-cell>
          <table:table-cell table:style-name="s3.B4" office:value-type="string">
            <text:p text:style-name="P13">$3-n2</text:p>
          </table:table-cell>
          <table:table-cell table:style-name="s3.B4" office:value-type="string">
            <text:p text:style-name="P19"><text:s text:c="2"/>$3-d2 <text:s/></text:p>
            <text:p text:style-name="P15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25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1"><text:span text:style-name="T2">AT2503A </text:span><text:span text:style-name="T16">(</text:span><text:span text:style-name="T48"></text:span><text:span text:style-name="T16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4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4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4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4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4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4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5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5">15</text:span></text:p>
          </table:table-cell>
        </table:table-row>
        <table:table-row>
          <table:table-cell table:style-name="t4.A6" office:value-type="string">
            <text:p text:style-name="P12">80<text:span text:style-name="T25">.</text:span>0 mSv/h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<text:span text:style-name="T25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2503A </text:span><text:span text:style-name="T16">(</text:span><text:span text:style-name="T48"></text:span><text:span text:style-name="T16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4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4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mSv/h</text:p>
          </table:table-cell>
          <table:table-cell table:style-name="s4.B4" office:value-type="string">
            <text:p text:style-name="P13">$4-n2</text:p>
          </table:table-cell>
          <table:table-cell table:style-name="s4.B4" office:value-type="string">
            <text:p text:style-name="P19"><text:s text:c="2"/>$4-d2 <text:s/></text:p>
            <text:p text:style-name="P15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25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1"><text:span text:style-name="T2">AT2503A </text:span><text:span text:style-name="T16">(</text:span><text:span text:style-name="T48"></text:span><text:span text:style-name="T16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5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5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5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5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5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4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5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5">15</text:span></text:p>
          </table:table-cell>
        </table:table-row>
        <table:table-row>
          <table:table-cell table:style-name="t5.A6" office:value-type="string">
            <text:p text:style-name="P12">80<text:span text:style-name="T25">.</text:span>0 mSv/h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<text:span text:style-name="T25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2503A </text:span><text:span text:style-name="T16">(</text:span><text:span text:style-name="T48"></text:span><text:span text:style-name="T16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5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5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mSv/h</text:p>
          </table:table-cell>
          <table:table-cell table:style-name="s5.B4" office:value-type="string">
            <text:p text:style-name="P13">$5-n2</text:p>
          </table:table-cell>
          <table:table-cell table:style-name="s5.B4" office:value-type="string">
            <text:p text:style-name="P19"><text:s text:c="2"/>$5-d2 <text:s/></text:p>
            <text:p text:style-name="P15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25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1"><text:span text:style-name="T2">AT2503A </text:span><text:span text:style-name="T16">(</text:span><text:span text:style-name="T48"></text:span><text:span text:style-name="T16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6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6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6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6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6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4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5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5">15</text:span></text:p>
          </table:table-cell>
        </table:table-row>
        <table:table-row>
          <table:table-cell table:style-name="t6.A6" office:value-type="string">
            <text:p text:style-name="P12">80<text:span text:style-name="T25">.</text:span>0 mSv/h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<text:span text:style-name="T25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2503A </text:span><text:span text:style-name="T16">(</text:span><text:span text:style-name="T48"></text:span><text:span text:style-name="T16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6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6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mSv/h</text:p>
          </table:table-cell>
          <table:table-cell table:style-name="s6.B4" office:value-type="string">
            <text:p text:style-name="P13">$6-n2</text:p>
          </table:table-cell>
          <table:table-cell table:style-name="s6.B4" office:value-type="string">
            <text:p text:style-name="P19"><text:s text:c="2"/>$6-d2 <text:s/></text:p>
            <text:p text:style-name="P15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25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1"><text:span text:style-name="T2">AT2503A </text:span><text:span text:style-name="T16">(</text:span><text:span text:style-name="T48"></text:span><text:span text:style-name="T16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7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7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7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7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7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4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5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5">15</text:span></text:p>
          </table:table-cell>
        </table:table-row>
        <table:table-row>
          <table:table-cell table:style-name="t7.A6" office:value-type="string">
            <text:p text:style-name="P12">80<text:span text:style-name="T25">.</text:span>0 mSv/h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<text:span text:style-name="T25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2503A </text:span><text:span text:style-name="T16">(</text:span><text:span text:style-name="T48"></text:span><text:span text:style-name="T16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7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7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mSv/h</text:p>
          </table:table-cell>
          <table:table-cell table:style-name="s7.B4" office:value-type="string">
            <text:p text:style-name="P13">$7-n2</text:p>
          </table:table-cell>
          <table:table-cell table:style-name="s7.B4" office:value-type="string">
            <text:p text:style-name="P19"><text:s text:c="2"/>$7-d2 <text:s/></text:p>
            <text:p text:style-name="P15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25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1"><text:span text:style-name="T2">AT2503A </text:span><text:span text:style-name="T16">(</text:span><text:span text:style-name="T48"></text:span><text:span text:style-name="T1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8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8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8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8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8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4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5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5">15</text:span></text:p>
          </table:table-cell>
        </table:table-row>
        <table:table-row>
          <table:table-cell table:style-name="t8.A6" office:value-type="string">
            <text:p text:style-name="P12">80<text:span text:style-name="T25">.</text:span>0 mSv/h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<text:span text:style-name="T25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2503A </text:span><text:span text:style-name="T16">(</text:span><text:span text:style-name="T48"></text:span><text:span text:style-name="T16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8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8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mSv/h</text:p>
          </table:table-cell>
          <table:table-cell table:style-name="s8.B4" office:value-type="string">
            <text:p text:style-name="P13">$8-n2</text:p>
          </table:table-cell>
          <table:table-cell table:style-name="s8.B4" office:value-type="string">
            <text:p text:style-name="P19"><text:s text:c="2"/>$8-d2 <text:s/></text:p>
            <text:p text:style-name="P15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25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41"><text:span text:style-name="T2">AT2503A </text:span><text:span text:style-name="T16">(</text:span><text:span text:style-name="T48"></text:span><text:span text:style-name="T16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9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9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9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9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9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4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5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5">15</text:span></text:p>
          </table:table-cell>
        </table:table-row>
        <table:table-row>
          <table:table-cell table:style-name="t9.A6" office:value-type="string">
            <text:p text:style-name="P12">80<text:span text:style-name="T25">.</text:span>0 mSv/h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<text:span text:style-name="T25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2503A </text:span><text:span text:style-name="T16">(</text:span><text:span text:style-name="T48"></text:span><text:span text:style-name="T16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9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9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mSv/h</text:p>
          </table:table-cell>
          <table:table-cell table:style-name="s9.B4" office:value-type="string">
            <text:p text:style-name="P13">$9-n2</text:p>
          </table:table-cell>
          <table:table-cell table:style-name="s9.B4" office:value-type="string">
            <text:p text:style-name="P19"><text:s text:c="2"/>$9-d2 <text:s/></text:p>
            <text:p text:style-name="P15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25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1"><text:span text:style-name="T2">AT2503A </text:span><text:span text:style-name="T16">(</text:span><text:span text:style-name="T48"></text:span><text:span text:style-name="T1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0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10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10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10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0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4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5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5">15</text:span></text:p>
          </table:table-cell>
        </table:table-row>
        <table:table-row>
          <table:table-cell table:style-name="t10.A6" office:value-type="string">
            <text:p text:style-name="P12">80<text:span text:style-name="T25">.</text:span>0 mSv/h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<text:span text:style-name="T25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2503A </text:span><text:span text:style-name="T16">(</text:span><text:span text:style-name="T48"></text:span><text:span text:style-name="T16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10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0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mSv/h</text:p>
          </table:table-cell>
          <table:table-cell table:style-name="s10.B4" office:value-type="string">
            <text:p text:style-name="P13">$10-n2</text:p>
          </table:table-cell>
          <table:table-cell table:style-name="s10.B4" office:value-type="string">
            <text:p text:style-name="P19"><text:s text:c="2"/>$10-d2 <text:s/></text:p>
            <text:p text:style-name="P15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25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1"><text:span text:style-name="T2">AT2503A </text:span><text:span text:style-name="T16">(</text:span><text:span text:style-name="T48"></text:span><text:span text:style-name="T1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1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1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1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11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4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5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5">15</text:span></text:p>
          </table:table-cell>
        </table:table-row>
        <table:table-row>
          <table:table-cell table:style-name="t11.A6" office:value-type="string">
            <text:p text:style-name="P12">80<text:span text:style-name="T25">.</text:span>0 mSv/h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<text:span text:style-name="T25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2503A </text:span><text:span text:style-name="T16">(</text:span><text:span text:style-name="T48"></text:span><text:span text:style-name="T16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1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mSv/h</text:p>
          </table:table-cell>
          <table:table-cell table:style-name="s11.B4" office:value-type="string">
            <text:p text:style-name="P13">$11-n2</text:p>
          </table:table-cell>
          <table:table-cell table:style-name="s11.B4" office:value-type="string">
            <text:p text:style-name="P19"><text:s text:c="2"/>$11-d2 <text:s/></text:p>
            <text:p text:style-name="P15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25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1"><text:span text:style-name="T2">AT2503A </text:span><text:span text:style-name="T16">(</text:span><text:span text:style-name="T48"></text:span><text:span text:style-name="T1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1"><text:span text:style-name="T37">Ḣ</text:span><text:span text:style-name="T30">oi</text:span><text:span text:style-name="T40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2.B2" office:value-type="string">
            <text:p text:style-name="P30"><text:span text:style-name="T16">Dose rate measurement at check point</text:span>,</text:p>
            <text:p text:style-name="P30"><text:span text:style-name="T37">Ḣ</text:span><text:span text:style-name="T49">*</text:span><text:span text:style-name="T30">i</text:span><text:span text:style-name="T40">(10)</text:span></text:p>
          </table:table-cell>
          <table:table-cell table:style-name="t1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40">(10)</text:span></text:p>
          </table:table-cell>
          <table:table-cell table:style-name="t1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t12.B2" office:value-type="string">
            <text:p text:style-name="P18"><text:span text:style-name="T50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4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5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5">15</text:span></text:p>
          </table:table-cell>
        </table:table-row>
        <table:table-row>
          <table:table-cell table:style-name="t12.A6" office:value-type="string">
            <text:p text:style-name="P12">80<text:span text:style-name="T25">.</text:span>0 mSv/h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<text:span text:style-name="T25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2503A </text:span><text:span text:style-name="T16">(</text:span><text:span text:style-name="T48"></text:span><text:span text:style-name="T16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4">пр</text:span><text:span text:style-name="T30">i</text:span><text:span text:style-name="T25">,</text:span> %</text:p>
          </table:table-cell>
          <table:table-cell table:style-name="s1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5">.</text:span><text:span text:style-name="T41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mSv/h</text:p>
          </table:table-cell>
          <table:table-cell table:style-name="s12.B4" office:value-type="string">
            <text:p text:style-name="P13">$12-n2</text:p>
          </table:table-cell>
          <table:table-cell table:style-name="s12.B4" office:value-type="string">
            <text:p text:style-name="P19"><text:s text:c="2"/>$12-d2 <text:s/></text:p>
            <text:p text:style-name="P15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25">15.4</text:span></text:p>
          </table:table-cell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A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0:46:12.07</dc:date>
    <meta:editing-duration>P3DT9H19M12S</meta:editing-duration>
    <meta:editing-cycles>410</meta:editing-cycles>
    <meta:generator>OpenOffice/4.1.6$Win32 OpenOffice.org_project/416m1$Build-9790</meta:generator>
    <meta:document-statistic meta:table-count="25" meta:image-count="1" meta:object-count="0" meta:page-count="6" meta:paragraph-count="1248" meta:word-count="2168" meta:character-count="13134"/>
  </office:meta>
</office:document-meta>
</file>